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41118"/>
    </style:style>
    <style:style style:name="P2" style:family="paragraph" style:parent-style-name="Standard">
      <style:text-properties officeooo:paragraph-rsid="00166252"/>
    </style:style>
    <style:style style:name="P3" style:family="paragraph" style:parent-style-name="Standard">
      <style:text-properties officeooo:paragraph-rsid="0016d8fa"/>
    </style:style>
    <style:style style:name="P4" style:family="paragraph" style:parent-style-name="Standard">
      <style:text-properties officeooo:paragraph-rsid="0017dbbf"/>
    </style:style>
    <style:style style:name="P5" style:family="paragraph" style:parent-style-name="Standard">
      <style:text-properties officeooo:paragraph-rsid="001a1579"/>
    </style:style>
    <style:style style:name="P6" style:family="paragraph" style:parent-style-name="Standard">
      <style:text-properties officeooo:rsid="001a1579" officeooo:paragraph-rsid="001a1579"/>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0141118" style:font-weight-asian="bold" style:font-weight-complex="bold"/>
    </style:style>
    <style:style style:name="P9" style:family="paragraph" style:parent-style-name="Standard">
      <style:text-properties fo:font-weight="bold" officeooo:paragraph-rsid="0017dbbf" style:font-weight-asian="bold" style:font-weight-complex="bold"/>
    </style:style>
    <style:style style:name="P10" style:family="paragraph" style:parent-style-name="Standard">
      <style:text-properties officeooo:rsid="001a1579" officeooo:paragraph-rsid="001a1579"/>
    </style:style>
    <style:style style:name="P11" style:family="paragraph" style:parent-style-name="Standard">
      <style:text-properties officeooo:rsid="001a1579" officeooo:paragraph-rsid="001b9021"/>
    </style:style>
    <style:style style:name="P12" style:family="paragraph" style:parent-style-name="Standard">
      <style:text-properties fo:font-size="16pt" style:font-size-asian="16pt" style:font-size-complex="16pt"/>
    </style:style>
    <style:style style:name="P13" style:family="paragraph" style:parent-style-name="Standard">
      <style:text-properties officeooo:paragraph-rsid="0017dbbf"/>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officeooo:rsid="0020977d" officeooo:paragraph-rsid="0020977d"/>
    </style:style>
    <style:style style:name="P16" style:family="paragraph" style:parent-style-name="Standard">
      <style:text-properties officeooo:rsid="00223034" officeooo:paragraph-rsid="00223034"/>
    </style:style>
    <style:style style:name="P17" style:family="paragraph" style:parent-style-name="Text_20_body">
      <style:text-properties officeooo:paragraph-rsid="0020977d"/>
    </style:style>
    <style:style style:name="T1" style:family="text">
      <style:text-properties fo:font-weight="bold" style:font-weight-asian="bold" style:font-weight-complex="bold"/>
    </style:style>
    <style:style style:name="T2" style:family="text">
      <style:text-properties officeooo:rsid="001a1579"/>
    </style:style>
    <style:style style:name="T3" style:family="text">
      <style:text-properties officeooo:rsid="001b9021"/>
    </style:style>
    <style:style style:name="T4" style:family="text">
      <style:text-properties officeooo:rsid="001efeb2"/>
    </style:style>
    <style:style style:name="T5"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OPPORTUNITIES FOR STARTUPS FOUNDER AND ENTREPRENEURS </text:p>
      <text:p text:style-name="Standard"/>
      <text:p text:style-name="P16"><text:span text:style-name="T1">A request </text:span>- <text:s text:c="3"/>If you find this list useful in any sense .Please consider me to donate some amount as this will help me fund some of my personal projects .I really need some money for pursuing my dreams and pay my internet bills .I would really appreciate it .</text:p>
      <text:p text:style-name="P16"/>
      <text:p text:style-name="P16">For Payment – Use following link .</text:p>
      <text:p text:style-name="P16"/>
      <text:p text:style-name="P16"><text:s text:c="5"/>https://adityavg10.netlify.app/payment</text:p>
      <text:p text:style-name="Standard"/>
      <text:p text:style-name="Standard"/>
      <text:p text:style-name="Standard"/>
      <text:p text:style-name="Standard">FELLOWSHIPS (This includes for startups and also for starting out in VC fields <text:span text:style-name="T4">)</text:span></text:p>
      <text:p text:style-name="Standard"/>
      <text:p text:style-name="P4">Z fellowship ($10k in grants ) <text:s/>---- <text:s text:c="2"/><text:a xlink:type="simple" xlink:href="https://www.zfellows.com/" text:style-name="Internet_20_link" text:visited-style-name="Visited_20_Internet_20_Link">https://www.zfellows.com/</text:a></text:p>
      <text:p text:style-name="P4"/>
      <text:p text:style-name="Standard">Non Trivial fellowship <text:s/>---- <text:a xlink:type="simple" xlink:href="https://www.non-trivial.org/program" text:style-name="Internet_20_link" text:visited-style-name="Visited_20_Internet_20_Link">https://www.non-trivial.org/program</text:a></text:p>
      <text:p text:style-name="Standard"/>
      <text:p text:style-name="P2">Vercel fellowship -- (<text:a xlink:type="simple" xlink:href="https://vercel.com/ai-accelerator" text:style-name="Internet_20_link" text:visited-style-name="Visited_20_Internet_20_Link">https://vercel.com/ai-accelerator</text:a>) competing for $850k </text:p>
      <text:p text:style-name="P2"/>
      <text:p text:style-name="P2">Founders Inc fellowship -- <text:a xlink:type="simple" xlink:href="https://f.inc/fellowship" text:style-name="Internet_20_link" text:visited-style-name="Visited_20_Internet_20_Link">https://f.inc/fellowship</text:a></text:p>
      <text:p text:style-name="P2"/>
      <text:p text:style-name="P2">Founders Inc studio -- <text:s/><text:a xlink:type="simple" xlink:href="https://f.inc/studio" text:style-name="Internet_20_link" text:visited-style-name="Visited_20_Internet_20_Link">https://f.inc/studio</text:a></text:p>
      <text:p text:style-name="P2"/>
      <text:p text:style-name="P2">o'shaughnessy fellowship <text:s text:c="2"/>($100k) -- <text:a xlink:type="simple" xlink:href="https://www.osv.llc/oshaughnessy-fellowships" text:style-name="Internet_20_link" text:visited-style-name="Visited_20_Internet_20_Link">https://www.osv.llc/oshaughnessy-fellowships</text:a></text:p>
      <text:p text:style-name="P2"/>
      <text:p text:style-name="P2">Thiel fellowship --- <text:s/><text:a xlink:type="simple" xlink:href="https://thielfellowship.org/" text:style-name="Internet_20_link" text:visited-style-name="Visited_20_Internet_20_Link">https://thielfellowship.org/</text:a></text:p>
      <text:p text:style-name="P2"/>
      <text:p text:style-name="P3">SOMA fellowship --- <text:a xlink:type="simple" xlink:href="https://somafellows.com/" text:style-name="Internet_20_link" text:visited-style-name="Visited_20_Internet_20_Link">https://somafellows.com/</text:a></text:p>
      <text:p text:style-name="P3"/>
      <text:p text:style-name="P3">RippleX fellowships -- <text:a xlink:type="simple" xlink:href="https://www.fellowship.rippleventures.com/" text:style-name="Internet_20_link" text:visited-style-name="Visited_20_Internet_20_Link">https://www.fellowship.rippleventures.com/</text:a></text:p>
      <text:p text:style-name="P3"/>
      <text:p text:style-name="P3">Headstarters Fellowship -- <text:a xlink:type="simple" xlink:href="https://headstarter.co/" text:style-name="Internet_20_link" text:visited-style-name="Visited_20_Internet_20_Link">https://headstarter.co/</text:a></text:p>
      <text:p text:style-name="P3"/>
      <text:p text:style-name="P3">Civics Unplugged (mostly for highschoolers ) ---- <text:a xlink:type="simple" xlink:href="https://www.civicsunplugged.org/fellowship" text:style-name="Internet_20_link" text:visited-style-name="Visited_20_Internet_20_Link">https://www.civicsunplugged.org/fellowship</text:a></text:p>
      <text:p text:style-name="P3"/>
      <text:p text:style-name="P3">Atlas Fellowship -- <text:a xlink:type="simple" xlink:href="https://www.atlasfellowship.org/" text:style-name="Internet_20_link" text:visited-style-name="Visited_20_Internet_20_Link">https://www.atlasfellowship.org/</text:a></text:p>
      <text:p text:style-name="P3"/>
      <text:p text:style-name="P3">Roots of Progress Institute <text:s/>--- <text:s/><text:a xlink:type="simple" xlink:href="https://fellowship.rootsofprogress.org/" text:style-name="Internet_20_link" text:visited-style-name="Visited_20_Internet_20_Link">https://fellowship.rootsofprogress.org/</text:a></text:p>
      <text:p text:style-name="P3"/>
      <text:p text:style-name="P3">Polaris fellowship --- <text:s/><text:a xlink:type="simple" xlink:href="https://www.polaris-fellowship.com/" text:style-name="Internet_20_link" text:visited-style-name="Visited_20_Internet_20_Link">https://www.polaris-fellowship.com/</text:a></text:p>
      <text:p text:style-name="P3"/>
      <text:p text:style-name="P5">Mercatus institute --- <text:a xlink:type="simple" xlink:href="https://www.mercatus.org/" text:style-name="Internet_20_link" text:visited-style-name="Visited_20_Internet_20_Link">https://www.mercatus.org/</text:a><text:a xlink:type="simple" xlink:href="https://www.mercatus.org/?utm_source=ad_link&amp;utm_medium=google&amp;utm_campaign=brand_words&amp;gad_source=1&amp;gclid=CjwKCAjwodC2BhAHEiwAE67hJF2PTvoWw-RXoej0RvSwGIQluAXEGX2UUiI4EHJBC2jbLrWQXQlu5RoCeC4QAvD_BwE" text:style-name="Internet_20_link" text:visited-style-name="Visited_20_Internet_20_Link">?utm_source=ad_link&amp;utm_medium=google&amp;utm_campaign=brand_words&amp;gad_source=1&amp;gclid=CjwKCAjwodC2BhAHEiwAE67hJF2PTvoWw-RXoej0RvSwGIQluAXEGX2UUiI4EHJBC2jbLrWQXQlu5RoCeC4QAvD_BwE</text:a></text:p>
      <text:p text:style-name="P3"/>
      <text:p text:style-name="P3"/>
      <text:p text:style-name="P3">Blackbird VC -- <text:a xlink:type="simple" xlink:href="https://www.blackbird.vc/" text:style-name="Internet_20_link" text:visited-style-name="Visited_20_Internet_20_Link">https://www.blackbird.vc/</text:a></text:p>
      <text:p text:style-name="P3"/>
      <text:p text:style-name="P3">Interact Fellowship --- <text:s/>https://joininteract.com/</text:p>
      <text:p text:style-name="P3"><text:soft-page-break/></text:p>
      <text:p text:style-name="P3"/>
      <text:p text:style-name="P3"/>
      <text:p text:style-name="P3"/>
      <text:p text:style-name="P3"><text:span text:style-name="T1">For VC <text:s/>(To get started in VC field )</text:span> </text:p>
      <text:p text:style-name="P3"/>
      <text:p text:style-name="P4">Contrary Venture Partner</text:p>
      <text:p text:style-name="P4">Alpaca VC MBA associate </text:p>
      <text:p text:style-name="P4">Future VC</text:p>
      <text:p text:style-name="P4">Included VC fellowship </text:p>
      <text:p text:style-name="P4">Baby VC </text:p>
      <text:p text:style-name="P4">Third Sphere Fellowship </text:p>
      <text:p text:style-name="P4"><text:s/>Alix Venture Fellowship</text:p>
      <text:p text:style-name="P4">Atento Capital Fellows </text:p>
      <text:p text:style-name="P4">Bassemer Fellowship program </text:p>
      <text:p text:style-name="P4">Rough Draft Ventures Fellows</text:p>
      <text:p text:style-name="P4">Nina Capital Fellows</text:p>
      <text:p text:style-name="P4">Hawke Venture Fellows </text:p>
      <text:p text:style-name="P4">Susa Ventures Fellows</text:p>
      <text:p text:style-name="P3"/>
      <text:p text:style-name="P3"/>
      <text:p text:style-name="P3"/>
      <text:p text:style-name="P2">GRANTS</text:p>
      <text:p text:style-name="Standard">Emergent Ventures Grant ( flexible based on need of individual ) </text:p>
      <text:p text:style-name="Standard">Medici grants ($1000) </text:p>
      <text:p text:style-name="P2">Bagel Fund ($100 - $500) </text:p>
      <text:p text:style-name="P2">Mergers Club grant </text:p>
      <text:p text:style-name="P2">1517 funds </text:p>
      <text:p text:style-name="P2">WTF fund ( for India) -(INR 20 lakh I.e <text:s text:c="2"/>$24 K ) </text:p>
      <text:p text:style-name="P2">Grad Capital</text:p>
      <text:p text:style-name="P3">535 funds </text:p>
      <text:p text:style-name="P3">merge.club grant</text:p>
      <text:p text:style-name="P3">Magnificent Grants ($100k) </text:p>
      <text:p text:style-name="P3">776 foundation grant ($100k) </text:p>
      <text:p text:style-name="P3">Solana Grants ($5k) </text:p>
      <text:p text:style-name="P3">Protostar grant </text:p>
      <text:p text:style-name="P3"/>
      <text:p text:style-name="P3"/>
      <text:p text:style-name="Standard"/>
      <text:p text:style-name="Standard">RESIDENTIAL PROGRAMS</text:p>
      <text:p text:style-name="Standard"/>
      <text:p text:style-name="P3">OnDeck</text:p>
      <text:p text:style-name="Standard">The Residency </text:p>
      <text:p text:style-name="Standard">Zo House (for Web3 in India) </text:p>
      <text:p text:style-name="Standard">Entrepreneurs First ( also seed stage investment ) </text:p>
      <text:p text:style-name="P3">AGI house </text:p>
      <text:p text:style-name="P3">Recurse Center</text:p>
      <text:p text:style-name="P3">OpenAI AI residency </text:p>
      <text:p text:style-name="Standard"/>
      <text:p text:style-name="Standard"/>
      <text:p text:style-name="P7">Best Incubators ( Based on Unicorns produced) </text:p>
      <text:p text:style-name="P7"/>
      <text:p text:style-name="Standard"><text:soft-page-break/>YC </text:p>
      <text:p text:style-name="Standard">Techstars </text:p>
      <text:p text:style-name="Standard">PearX</text:p>
      <text:p text:style-name="Standard">Accel Atoms</text:p>
      <text:p text:style-name="Standard">Antler </text:p>
      <text:p text:style-name="Standard">Soma Capital </text:p>
      <text:p text:style-name="Standard">Sequoia <text:s/>Arc</text:p>
      <text:p text:style-name="Standard">a16z Speedrun</text:p>
      <text:p text:style-name="Standard">LAUNCH</text:p>
      <text:p text:style-name="Standard">OpenAI</text:p>
      <text:p text:style-name="Standard">Alchemist</text:p>
      <text:p text:style-name="Standard">NEO</text:p>
      <text:p text:style-name="Standard">AngelPad</text:p>
      <text:p text:style-name="Standard">The Mint </text:p>
      <text:p text:style-name="Standard">A12 Incubator</text:p>
      <text:p text:style-name="Standard">HFO </text:p>
      <text:p text:style-name="Standard">AI grant</text:p>
      <text:p text:style-name="Standard">BetaWorks AI camp </text:p>
      <text:p text:style-name="Standard">500 Startups</text:p>
      <text:p text:style-name="Standard">Entrepreneurs First</text:p>
      <text:p text:style-name="Standard">Conviction Embed</text:p>
      <text:p text:style-name="Standard">Founders Fellowship</text:p>
      <text:p text:style-name="Standard">SPC Fellowship</text:p>
      <text:p text:style-name="Standard"/>
      <text:p text:style-name="Standard"/>
      <text:p text:style-name="P8">For Seed Investment (Most no. of Unicorns) </text:p>
      <text:p text:style-name="P8"/>
      <text:p text:style-name="P1">YC</text:p>
      <text:p text:style-name="P1">SV Angel </text:p>
      <text:p text:style-name="P1">Sequoia Capital</text:p>
      <text:p text:style-name="P1">500 Global </text:p>
      <text:p text:style-name="P1">Intialized Capital </text:p>
      <text:p text:style-name="P1">Accel </text:p>
      <text:p text:style-name="P1">First Round Capital </text:p>
      <text:p text:style-name="P1">BoxGroup </text:p>
      <text:p text:style-name="P1">General Catalyst</text:p>
      <text:p text:style-name="P1">Khosla Ventures</text:p>
      <text:p text:style-name="P1">Plug and Play </text:p>
      <text:p text:style-name="P1">New Enterprise Associates</text:p>
      <text:p text:style-name="P1">Funders Club</text:p>
      <text:p text:style-name="P1">lerer Hippeau</text:p>
      <text:p text:style-name="P1">Global Founders Capital </text:p>
      <text:p text:style-name="P1">Lightspeed Ventures</text:p>
      <text:p text:style-name="P1">Index Ventures</text:p>
      <text:p text:style-name="P1">Andressen Horowitz</text:p>
      <text:p text:style-name="P1">Founder Collective</text:p>
      <text:p text:style-name="P1">Streamlined Ventures</text:p>
      <text:p text:style-name="P1"/>
      <text:p text:style-name="Standard"/>
      <text:p text:style-name="Standard"/>
      <text:p text:style-name="Standard"/>
      <text:p text:style-name="Standard"><text:soft-page-break/>RESEARCH PAPERS (Mainly for AI ) This will help you understand very deeply about what’s actually going in AI rn </text:p>
      <text:p text:style-name="Standard"/>
      <text:p text:style-name="Standard">Ilya 30 papers - <text:s/><text:a xlink:type="simple" xlink:href="https://arc.net/folder/D0472A20-9C20-4D3F-B145-D2865C0A9FEE" text:style-name="Internet_20_link" text:visited-style-name="Visited_20_Internet_20_Link">https://arc.net/folder/D0472A20-9C20-4D3F-B145-D2865C0A9FEE</text:a> </text:p>
      <text:p text:style-name="Standard"/>
      <text:p text:style-name="P4"/>
      <text:p text:style-name="P9">HIGH SCHOOL COMPETITIONS </text:p>
      <text:p text:style-name="P4"/>
      <text:p text:style-name="P4">Diamond league challenge </text:p>
      <text:p text:style-name="P4">Blue Ocean Challenge </text:p>
      <text:p text:style-name="P4">Conrad Challenge</text:p>
      <text:p text:style-name="P4">Regeneron Science Talent Search</text:p>
      <text:p text:style-name="P4">DECA</text:p>
      <text:p text:style-name="P4">Technovation Challenge</text:p>
      <text:p text:style-name="P4">Junior Achievement (JA) Company Program</text:p>
      <text:p text:style-name="P4">The Future Problem Solving Program International</text:p>
      <text:p text:style-name="P4">Intel International Science and Engineering Fair</text:p>
      <text:p text:style-name="P17"><text:span text:style-name="Strong_20_Emphasis"><text:span text:style-name="T5">FIRST Robotics Competition</text:span></text:span></text:p>
      <text:p text:style-name="P17"><text:span text:style-name="Strong_20_Emphasis"><text:span text:style-name="T5">Network for Teaching Entrepreneurship (NFTE) Youth Entrepreneurship Challenge</text:span></text:span></text:p>
      <text:p text:style-name="P15">IRIS National Fair (India) </text:p>
      <text:p text:style-name="P15">Google Science Fair </text:p>
      <text:p text:style-name="P15"/>
      <text:p text:style-name="P15"/>
      <text:p text:style-name="Standard"/>
      <text:p text:style-name="P7">PROGRAMS ( FOR HIGH <text:span text:style-name="T3">SCHOOL STUDENTS</text:span> )</text:p>
      <text:p text:style-name="P7"/>
      <text:p text:style-name="Standard">The <text:span text:style-name="T3">C</text:span>oding School <text:s text:c="7"/>https://the-cs.org/ <text:s text:c="16"/></text:p>
      <text:p text:style-name="Standard">Inspirit AI </text:p>
      <text:p text:style-name="Standard">Blast AI </text:p>
      <text:p text:style-name="Standard">LaunchX </text:p>
      <text:p text:style-name="Standard">HVT<text:span text:style-name="T2">S</text:span>P (Harvard Venture Tech Summer Program) </text:p>
      <text:p text:style-name="P6">Young Entreprenuership Program --- https://yeausa.org/</text:p>
      <text:p text:style-name="P6">Stanford AI4ALL - <text:a xlink:type="simple" xlink:href="https://hai.stanford.edu/stanford-ai4all" text:style-name="Internet_20_link" text:visited-style-name="Visited_20_Internet_20_Link">https://hai.stanford.edu/stanford-ai4all</text:a> <text:s/></text:p>
      <text:p text:style-name="P6">MIT Beaver Works Summer Institute </text:p>
      <text:p text:style-name="P11">Carnegie Mellon Summer Academy for Math and Science <text:s text:c="2"/>- <text:a xlink:type="simple" xlink:href="https://www.cmu.edu/pre-college/academic-programs/sams.html" text:style-name="Internet_20_link" text:visited-style-name="Visited_20_Internet_20_Link">https://www.cmu.edu/pre-college/academic-programs/sams.html</text:a> <text:s text:c="2"/></text:p>
      <text:p text:style-name="P11"/>
      <text:p text:style-name="P16"><text:span text:style-name="T1">Pro Tip</text:span> – You can copy some opportunities given here and ask ChatGPT or Claude to give some more similar to this on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1T20:11:19.590071456</meta:creation-date>
    <dc:date>2024-09-03T16:15:05.995361871</dc:date>
    <meta:editing-duration>PT1H12M</meta:editing-duration>
    <meta:editing-cycles>7</meta:editing-cycles>
    <meta:generator>LibreOffice/24.2.5.2$Linux_X86_64 LibreOffice_project/420$Build-2</meta:generator>
    <meta:document-statistic meta:table-count="0" meta:image-count="0" meta:object-count="0" meta:page-count="4" meta:paragraph-count="130" meta:word-count="530" meta:character-count="4257" meta:non-whitespace-character-count="3743"/>
  </office:meta>
</office:document-meta>
</file>